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Y - 1 </text:span></text:p>
      <text:p text:style-name="P1"><text:span text:style-name="T1">TASK - 3</text:span></text:p>
      <text:p text:style-name="P1"><text:span text:style-name="T2">What is the contract<text:s/></text:span><text:span text:style-name="T3">- This contract is basically a contract between client and sub-contractor who will be providing computer consulting services to the client and doing an individual part of a particular business or project.</text:span></text:p>
      <text:p text:style-name="P1"><text:span text:style-name="T4">Terms and Conditions: </text:span></text:p>
      <text:p text:style-name="P1"><text:span text:style-name="T5">1. Whenever client require a computer consulting service, it is responsibility of sub-contractor to fullfill it time to time. </text:span></text:p>
      <text:p text:style-name="P1"><text:span text:style-name="T5">2. no one, neither sub-contractor not client can terminate the agreement without a prior written notification before two weeks. Or, if they both agree to terminate, they can termiante at any time.</text:span></text:p>
      <text:p text:style-name="P1"><text:span text:style-name="T5">3. this agreements describes that sub-contractor is an independent contractor and any enployee of this contarctor does take participate in any benefits.</text:span></text:p>
      <text:p text:style-name="P1"><text:span text:style-name="T5">4. the sub-contarctor can not work on this without<text:s text:c="2"/>insurence under this and without certification showing proof of insurence. </text:span></text:p>
      <text:p text:style-name="P1"><text:span text:style-name="T5">5. other than this agreement, no other promises or statements should be made between these two parti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